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4" style:family="paragraph" style:parent-style-name="Body">
      <style:text-properties officeooo:paragraph-rsid="0021c380"/>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1" style:family="paragraph" style:parent-style-name="Standard">
      <style:text-properties style:font-name="Arial" fo:language="en" fo:country="US" officeooo:paragraph-rsid="0021c380" style:language-complex="ar" style:country-complex="SA"/>
    </style:style>
    <style:style style:name="P22" style:family="paragraph" style:parent-style-name="Standard">
      <style:text-properties style:font-name="Arial" fo:language="en" fo:country="US" officeooo:rsid="001febee" officeooo:paragraph-rsid="0021c380" style:language-complex="ar" style:country-complex="SA"/>
    </style:style>
    <style:style style:name="P23" style:family="paragraph" style:parent-style-name="Standard">
      <style:text-properties fo:language="en" fo:country="US" style:language-complex="ar" style:country-complex="SA"/>
    </style:style>
    <style:style style:name="P2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27" style:family="paragraph">
      <style:text-properties fo:language="en" fo:country="US" style:language-complex="ar" style:country-complex="SA"/>
    </style:style>
    <style:style style:name="P28" style:family="paragraph">
      <style:text-properties fo:language="en" fo:country="US" style:language-complex="ar" style:country-complex="SA"/>
    </style:style>
    <style:style style:name="P29" style:family="paragraph" style:list-style-name="L3">
      <style:text-properties fo:language="en" fo:country="US"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Body">
      <style:text-properties officeooo:rsid="000dec1f" officeooo:paragraph-rsid="0029d236"/>
    </style:style>
    <style:style style:name="P32" style:family="paragraph" style:parent-style-name="Body" style:list-style-name="L2">
      <style:text-properties officeooo:paragraph-rsid="002ac295"/>
    </style:style>
    <style:style style:name="P33" style:family="paragraph" style:parent-style-name="Body" style:list-style-name="L3">
      <style:text-properties officeooo:rsid="0013ac1b" officeooo:paragraph-rsid="002ac295"/>
    </style:style>
    <style:style style:name="P34" style:family="paragraph" style:parent-style-name="Body" style:list-style-name="L3">
      <style:text-properties officeooo:rsid="001e8ed8" officeooo:paragraph-rsid="002ac295"/>
    </style:style>
    <style:style style:name="P35" style:family="paragraph" style:parent-style-name="Body" style:list-style-name="L2">
      <style:paragraph-properties style:writing-mode="lr-tb"/>
      <style:text-properties officeooo:paragraph-rsid="002ac295"/>
    </style:style>
    <style:style style:name="P36" style:family="paragraph" style:parent-style-name="Body" style:list-style-name="L2">
      <style:paragraph-properties style:writing-mode="lr-tb"/>
      <style:text-properties officeooo:rsid="0013ac1b" officeooo:paragraph-rsid="002ac295"/>
    </style:style>
    <style:style style:name="P37" style:family="paragraph" style:list-style-name="L3"/>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language="en" fo:country="US" officeooo:rsid="0021c380" officeooo:paragraph-rsid="0021c380" style:language-complex="ar" style:country-complex="SA"/>
    </style:style>
    <style:style style:name="P42" style:family="paragraph" style:parent-style-name="Heading_20_2">
      <style:text-properties fo:language="en" fo:country="US" officeooo:rsid="001febee" officeooo:paragraph-rsid="0021c380" style:language-complex="ar" style:country-complex="SA"/>
    </style:style>
    <style:style style:name="P43" style:family="paragraph" style:parent-style-name="Heading_20_2">
      <style:text-properties fo:language="en" fo:country="US" officeooo:paragraph-rsid="001febee" style:language-complex="ar" style:country-complex="SA"/>
    </style:style>
    <style:style style:name="P44" style:family="paragraph" style:parent-style-name="Heading_20_2">
      <style:text-properties officeooo:paragraph-rsid="0029d236"/>
    </style:style>
    <style:style style:name="P45" style:family="paragraph" style:parent-style-name="Heading_20_2">
      <style:text-properties officeooo:paragraph-rsid="002ac295"/>
    </style:style>
    <style:style style:name="P46"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style:font-name="Courier New"/>
    </style:style>
    <style:style style:name="T11" style:family="text">
      <style:text-properties officeooo:rsid="001a80db"/>
    </style:style>
    <style:style style:name="T12" style:family="text">
      <style:text-properties officeooo:rsid="002fe0f1"/>
    </style:style>
    <style:style style:name="T13" style:family="text">
      <style:text-properties fo:color="#000000" style:font-name="Arial" fo:font-size="10pt" style:font-name-asian="Times New Roman" style:font-size-asian="10pt" style:font-name-complex="Times New Roman" style:font-size-complex="10pt"/>
    </style:style>
    <style:style style:name="T14" style:family="text">
      <style:text-properties officeooo:rsid="0013ac1b"/>
    </style:style>
    <style:style style:name="T15" style:family="text">
      <style:text-properties officeooo:rsid="001e8ed8"/>
    </style:style>
    <style:style style:name="T16" style:family="text">
      <style:text-properties officeooo:rsid="0017d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1"><text:user-defined style:data-style-name="N0" text:name="RFC Title">Connect</text:user-defined></text:p>
      <text:p text:style-name="P11"><text:span text:style-name="T2">Draft<text:line-break/><text:line-break/></text:span><text:span text:style-name="T2"><text:page-count style:num-format="1">9</text:page-count></text:span><text:span text:style-name="T2"> Pages</text:span></text:p>
      <text:p text:style-name="P11"><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8">Abstract</text:p>
      <text:p text:style-name="P9">10 point Arial Centered.</text:p>
      <text:p text:style-name="P16">Put information about the purpose of the document and the information that it contains here. This text should not extend beyond this front page. If it does, revise the abstract.</text:p>
      <text:h text:style-name="P39" text:outline-level="1" text:restart-numbering="true" text:start-value="-1">Document Information</text:h>
      <text:h text:style-name="P41" text:outline-level="2">License</text:h>
      <text:p text:style-name="P19">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2">I HEREBY ACKNOWLEDGE AND AGREE TO THE TERMS AND CONDITIONS DELINEATED ABOVE.</text:p>
      <text:h text:style-name="P42"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P14"><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2">0.1 License<text:tab/>2</text:p>
          <text:p text:style-name="P12">0.2 Trademarks<text:tab/>3</text:p>
          <text:p text:style-name="P12">0.3 Feedback<text:tab/>3</text:p>
          <text:p text:style-name="P12">0.4 Table of Contents<text:tab/>3</text:p>
          <text:p text:style-name="P12">0.5 Terminology and Document Conventions<text:tab/>4</text:p>
          <text:p text:style-name="P12">0.6 Revision History<text:tab/>4</text:p>
          <text:p text:style-name="P13">1 Introduction<text:tab/>4</text:p>
          <text:p text:style-name="P13">2 Application Domain<text:tab/>5</text:p>
          <text:p text:style-name="P13">3 Problem Description<text:tab/>5</text:p>
          <text:p text:style-name="P13">4 Requirements<text:tab/>5</text:p>
          <text:p text:style-name="P13">5 Technical Solution<text:tab/>5</text:p>
          <text:p text:style-name="P13">6 Data Transfer Objects<text:tab/>6</text:p>
          <text:p text:style-name="P13">7 Javadoc<text:tab/>6</text:p>
          <text:p text:style-name="P13">8 Considered Alternatives<text:tab/>6</text:p>
          <text:p text:style-name="P13"><text:soft-page-break/>9 Security Considerations<text:tab/>7</text:p>
          <text:p text:style-name="P13">10 Document Support<text:tab/>7</text:p>
          <text:p text:style-name="P12">10.1 References<text:tab/>7</text:p>
          <text:p text:style-name="P12">10.2 Author’s Address<text:tab/>7</text:p>
          <text:p text:style-name="P12">10.3 Acronyms and Abbreviations<text:tab/>7</text:p>
          <text:p text:style-name="P12">10.4 End of Document<text:tab/>7</text:p>
        </text:index-body>
      </text:table-of-content>
      <text:p text:style-name="P17"/>
      <text:h text:style-name="P43"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10">Source code is shown in this typeface</text:span>.</text:p>
      <text:h text:style-name="P40"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Initial</text:p>
          </table:table-cell>
          <table:table-cell table:style-name="Table1.A1" office:value-type="string">
            <text:p>14 Aug 2019</text:p>
          </table:table-cell>
          <table:table-cell table:style-name="Table1.C1" office:value-type="string">
            <text:p>David Bosschaert, initial content copied from RFP</text:p>
          </table:table-cell>
        </table:table-row>
        <table:table-row table:style-name="Table1.2">
          <table:table-cell table:style-name="Table1.A3" office:value-type="string">
            <text:p text:style-name="P10"/>
          </table:table-cell>
          <table:table-cell table:style-name="Table1.A3" office:value-type="string">
            <text:p text:style-name="P26"/>
          </table:table-cell>
          <table:table-cell table:style-name="Table1.C3" office:value-type="string">
            <text:p text:style-name="P26"/>
          </table:table-cell>
        </table:table-row>
      </table:table>
      <text:p text:style-name="P17"/>
      <text:h text:style-name="P38" text:outline-level="1">Introduction</text:h>
      <text:p text:style-name="P17">This RFP discusses the need for an OSGi Framework that can integrate externally defined modules which are outside of the control of the framework. In other words, to connect the OSGi Framework to code and services from the outside world like jars on the classpath or JPMS modules. </text:p>
      <text:p text:style-name="P17">Parts of this work were first explored in RFP-143 OSGiConnect. Although RFP-143 got accepted it never made it into an RFC. This RFP is taking the basic idea and generalizes it to allow for an adjusted set of use cases as well as focusing on a design that could possibly be driven by an SPI.</text:p>
      <text:h text:style-name="P38" text:outline-level="1"><text:soft-page-break/>Application Domain</text:h>
      <text:p text:style-name="P31">The OSGi framework consists of a number of layers where the module layer is by far the largest and most complex. This layer has <text:span text:style-name="T11">proved</text:span> to be very useful for large and complex applications that require side by side versioning and encapsulation of their classes. </text:p>
      <text:p text:style-name="P31">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1">whose</text:span> class space is managed outside of OSGi. </text:p>
      <text:p text:style-name="P31">At the same time, functionality running outside of OSGi is not <text:span text:style-name="T11">easily </text:span>able to benefit from the rich service model of OSGi in a standardized way. </text:p>
      <text:p text:style-name="P31">Finally, the OSGi framework assumes it is in control of the actual deployment units i.e., the jar files that get installed as Bundles. There is no way to represent outside content as bundles where the framework hasn’t been given the deployment unit. </text:p>
      <text:h text:style-name="P44" text:outline-level="2"><text:bookmark-start text:name="__RefHeading___Toc428_4249349373"/>Terminology + Abbreviations<text:bookmark-end text:name="__RefHeading___Toc428_4249349373"/></text:h>
      <text:p text:style-name="Body">OSGi Connect – Working name given to this effort.</text:p>
      <text:p text:style-name="P17">Connect Bundle – A connect bundle is provided from outside of the OSGi framework and represented within the OSGi framework as a bundle. A connect bundle can function as a proper bundle but might have some limitations with respect to class loading and isolation which need to be defined during the specification process.</text:p>
      <text:h text:style-name="P38" text:outline-level="1">Problem Description</text:h>
      <text:p text:style-name="Body"><text:span text:style-name="T12">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7">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38" text:outline-level="1"><text:soft-page-break/>Requirements</text:h>
      <text:h text:style-name="P45" text:outline-level="2">Basic</text:h>
      <text:list xml:id="list1244670858" text:style-name="L2">
        <text:list-item>
          <text:p text:style-name="P32">BA00<text:span text:style-name="T14">10</text:span> – <text:span text:style-name="T14">It must be possible to install Connect Bundles.</text:span></text:p>
        </text:list-item>
        <text:list-item>
          <text:p text:style-name="P35">BA002<text:span text:style-name="T14">0</text:span> – <text:span text:style-name="T14">It must be possible for Connect bundles to participate in the Service Layer as usual for Bundles. </text:span></text:p>
        </text:list-item>
        <text:list-item>
          <text:p text:style-name="P36">BA0030 – It must be possible to use OSGi services implementing an API provided by a Connect Bundle outside of the OSGi framework.</text:p>
        </text:list-item>
      </text:list>
      <text:h text:style-name="P45" text:outline-level="2"><text:bookmark-start text:name="__RefHeading___Toc441_1604974240"/>Connect Bundle<text:bookmark-end text:name="__RefHeading___Toc441_1604974240"/></text:h>
      <text:list xml:id="list3883839401" text:style-name="L3">
        <text:list-item>
          <text:p text:style-name="P33">CB0010 – It must be possible to provide the class loader for a connect bundle.</text:p>
        </text:list-item>
        <text:list-item>
          <text:p text:style-name="P33">CB0020 – It must be possible to influence the wiring of a connect bundle <text:span text:style-name="T15">similar to existing resolver hooks</text:span>.</text:p>
        </text:list-item>
        <text:list-item>
          <text:p text:style-name="P33">CB0030 – It must be possible to provide the manifest header<text:span text:style-name="T16">s</text:span> of a connect bundle.</text:p>
        </text:list-item>
        <text:list-item>
          <text:p text:style-name="P33">CB0040 – It must be possible to provide the resources/entries of a connect bundle.</text:p>
        </text:list-item>
        <text:list-item>
          <text:p text:style-name="P33">CB0050 – Connect bundles must be treated and behave like any other bundle except for a limited set of functionalities that are explicitly not supported.</text:p>
        </text:list-item>
        <text:list-item>
          <text:p text:style-name="P34">CB0060 – Connect Bundles must be subject to the standard OSGi resolution rules.</text:p>
        </text:list-item>
        <text:list-item>
          <text:p>CB0070 – All existing lifecycle methods must be well-defined wrt. Connect Bundles.</text:p>
        </text:list-item>
        <text:list-item>
          <text:p>CB0080 – Installed Connect Bundles must be able to be persisted across restarts.</text:p>
        </text:list-item>
      </text:list>
      <text:h text:style-name="P38" text:outline-level="1">Technical Solution</text:h>
      <text:p text:style-name="P1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5"><text:soft-page-break/>Strictly use the terminology a defined in the Problem Context.</text:p>
      <text:p text:style-name="P15">On each level, list the limitations of the solutions and any rationales for design decisions. Almost every decision is a trade off so explain what those trade offs are and why a specific trade off is made.</text:p>
      <text:p text:style-name="P15">Address what security mechanisms are implemented and how they should be used.</text:p>
      <text:h text:style-name="P38"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38" text:outline-level="1">Javadoc</text:h>
      <text:p text:style-name="P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38" text:outline-level="1"><text:soft-page-break/>Considered Alternatives</text:h>
      <text:p text:style-name="P15">For posterity, record the design alternatives that were considered but rejected along with the reason for rejection. This is especially important for external/earlier solutions that were deemed not applicable.</text:p>
      <text:h text:style-name="P38" text:outline-level="1">Security Considerations</text:h>
      <text:p text:style-name="P15">Description of all known vulnerabilities this may either introduce or address as well as scenarios of how the weaknesses could be circumvented.</text:p>
      <text:h text:style-name="P38" text:outline-level="1">Document Support</text:h>
      <text:h text:style-name="P40" text:outline-level="2">References</text:h>
      <text:list xml:id="list2545635381" text:style-name="WW8Num3">
        <text:list-item>
          <text:p text:style-name="P46"><text:bookmark-start text:name="_Ref493020620"/>Bradner, S., Key words for use in RFCs to Indicate Requirement Levels, RFC2119, March 1997.<text:bookmark-end text:name="_Ref493020620"/></text:p>
        </text:list-item>
        <text:list-item>
          <text:p text:style-name="P46">Software Requirements &amp; Specifications. Michael Jackson. ISBN 0-201-87712-0</text:p>
        </text:list-item>
      </text:list>
      <text:p text:style-name="P23"/>
      <text:p text:style-name="P17"><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40" text:outline-level="2">Author’s Address</text:h>
      <text:p text:style-name="P17"/>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P17"/>
      <text:h text:style-name="P40" text:outline-level="2">Acronyms and Abbreviations</text:h>
      <text:p text:style-name="P17"/>
      <text:h text:style-name="P40"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9</text:page-number><text:s/>of <text:page-count style:num-format="1">9</text:page-count></text:p>
        <text:p text:style-name="Header"/>
        <text:p text:style-name="Header"><text:tab/>Draft<text:tab/> <text:modification-date style:data-style-name="N76">August 14,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8-14T16:05:31.869113983</meta:creation-date>
    <meta:editing-cycles>4</meta:editing-cycles>
    <meta:editing-duration>PT11M37S</meta:editing-duration>
    <meta:initial-creator>David Bosschaert</meta:initial-creator>
    <dc:date>2019-08-14T16:17:08.690695045</dc:date>
    <dc:creator>David Bosschaert</dc:creator>
    <meta:document-statistic meta:table-count="2" meta:image-count="2" meta:object-count="0" meta:page-count="9" meta:paragraph-count="115" meta:word-count="2389" meta:character-count="14862" meta:non-whitespace-character-count="12575"/>
    <meta:user-defined meta:name="Info"/>
    <meta:user-defined meta:name="Info 3"/>
    <meta:user-defined meta:name="Info 4"/>
    <meta:user-defined meta:name="RFC Title">Connect</meta:user-defined>
  </office:meta>
</office:document-meta>
</file>